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application/rdf+xml" manifest:full-path="Object 3/manifest.rdf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layer="layout" svg:width="9.032cm" svg:height="2.331cm" svg:x="3.048cm" svg:y="5.61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1.173cm" svg:height="7.087cm" svg:x="14.481cm" svg:y="4.85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15.551cm" svg:height="1.564cm" svg:x="3.245cm" svg:y="14.18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6T17:49:57.60</meta:creation-date>
    <meta:editing-duration>PT6M</meta:editing-duration>
    <meta:editing-cycles>2</meta:editing-cycles>
    <dc:date>2012-09-26T17:55:56.04</dc:date>
    <meta:document-statistic meta:object-count="27"/>
    <meta:generator>OpenOffice.org/3.5$Win32 OpenOffice.org_project/350m1$Build-96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7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um</text:p>
          </table:table-cell>
          <table:table-cell office:value-type="string">
            <text:p>data1</text:p>
          </table:table-cell>
          <table:table-cell office:value-type="string">
            <text:p>data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9/26/2012</text:date>, <text:time>17:5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74cm" svg:height="7.088cm" xlink:href="." xlink:type="simple" chart:class="chart:bar" chart:style-name="ch1">
        <chart:legend chart:legend-position="end" svg:x="8.964cm" svg:y="2.708cm" style:legend-expansion="high" chart:style-name="ch2"/>
        <chart:plot-area chart:style-name="ch3" chart:data-source-has-labels="both" svg:x="0.673cm" svg:y="0.699cm" svg:width="7.845cm" svg:height="5.828cm">
          <chartooo:coordinate-region svg:x="1.294cm" svg:y="0.911cm" svg:width="7.224cm" svg:height="4.94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Win32 OpenOffice.org_project/350m1$Build-96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xt ole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宋体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